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lc" table:style-name="ta1">
        <table:table-column table:style-name="co1" table:number-columns-repeated="2" table:default-cell-style-name="Default"/>
        <table:table-column table:style-name="co2" table:visibility="collapse" table:number-columns-repeated="6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Box Inertia</text:p>
          </table:table-cell>
          <table:table-cell table:style-name="ce1" office:value-type="string" calcext:value-type="string">
            <text:p>values (m, kg)</text:p>
          </table:table-cell>
          <table:table-cell table:style-name="ce1" office:value-type="string" calcext:value-type="string">
            <text:p>ixx</text:p>
          </table:table-cell>
          <table:table-cell table:style-name="ce1" office:value-type="string" calcext:value-type="string">
            <text:p>ixy</text:p>
          </table:table-cell>
          <table:table-cell table:style-name="ce1" office:value-type="string" calcext:value-type="string">
            <text:p>ixz</text:p>
          </table:table-cell>
          <table:table-cell table:style-name="ce1" office:value-type="string" calcext:value-type="string">
            <text:p>iyy</text:p>
          </table:table-cell>
          <table:table-cell table:style-name="ce1" office:value-type="string" calcext:value-type="string">
            <text:p>iyz</text:p>
          </table:table-cell>
          <table:table-cell table:style-name="ce1" office:value-type="string" calcext:value-type="string">
            <text:p>izz</text:p>
          </table:table-cell>
          <table:table-cell table:style-name="ce1" office:value-type="string" calcext:value-type="string">
            <text:p>urdf inertia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0.23" calcext:value-type="float">
            <text:p>0.23</text:p>
          </table:table-cell>
          <table:table-cell table:formula="of:=[$box.B3]" office:value-type="float" office:value="0.0000150833333333333" calcext:value-type="float">
            <text:p>1.50833333333333E-05</text:p>
          </table:table-cell>
          <table:table-cell table:formula="of:=[$box.C3]" office:value-type="float" office:value="0" calcext:value-type="float">
            <text:p>0</text:p>
          </table:table-cell>
          <table:table-cell table:formula="of:=[$box.D3]" office:value-type="float" office:value="0" calcext:value-type="float">
            <text:p>0</text:p>
          </table:table-cell>
          <table:table-cell table:formula="of:=[$box.C4]" office:value-type="float" office:value="0.000103208333333333" calcext:value-type="float">
            <text:p>0.000103208333333</text:p>
          </table:table-cell>
          <table:table-cell table:formula="of:=[$box.D4]" office:value-type="float" office:value="0" calcext:value-type="float">
            <text:p>0</text:p>
          </table:table-cell>
          <table:table-cell table:formula="of:=[$box.D5]" office:value-type="float" office:value="0.000103208333333333" calcext:value-type="float">
            <text:p>0.000103208333333</text:p>
          </table:table-cell>
          <table:table-cell table:formula="of:=COM.MICROSOFT.CONCAT(&quot;&lt;inertia ixx=&quot;&quot;&quot;;[.C2];&quot;&quot;&quot; ixy=&quot;&quot;&quot;; [.D2]; &quot;&quot;&quot; ixz=&quot;&quot;&quot;;[.E2];&quot;&quot;&quot; iyy=&quot;&quot;&quot;;[.F2]; &quot;&quot;&quot; iyz=&quot;&quot;&quot;; [.G2]; &quot;&quot;&quot; izz=&quot;&quot;&quot;;[.H2];&quot;&quot;&quot;/&gt;&quot;)" office:value-type="string" office:string-value="&lt;inertia ixx=&quot;0.0000150833333333333&quot; ixy=&quot;0&quot; ixz=&quot;0&quot; iyy=&quot;0.000103208333333333&quot; iyz=&quot;0&quot; izz=&quot;0.000103208333333333&quot;/&gt;" calcext:value-type="string">
            <text:p>&lt;inertia ixx="0.0000150833333333333" ixy="0" ixz="0" iyy="0.000103208333333333" iyz="0" izz="0.000103208333333333"/&gt;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0.095" calcext:value-type="float">
            <text:p>0.0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h</text:p>
          </table:table-cell>
          <table:table-cell office:value-type="float" office:value="0.005" calcext:value-type="float">
            <text:p>0.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s</text:p>
          </table:table-cell>
          <table:table-cell office:value-type="float" office:value="0.02" calcext:value-type="float">
            <text:p>0.02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Cylind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0.025" calcext:value-type="float">
            <text:p>0.025</text:p>
          </table:table-cell>
          <table:table-cell table:formula="of:=[$cylinder.B3]" office:value-type="float" office:value="0.00000716666666666667" calcext:value-type="float">
            <text:p>7.16666666666667E-06</text:p>
          </table:table-cell>
          <table:table-cell table:formula="of:=[$cylinder.C3]" office:value-type="float" office:value="0" calcext:value-type="float">
            <text:p>0</text:p>
          </table:table-cell>
          <table:table-cell table:formula="of:=[$cylinder.D3]" office:value-type="float" office:value="0" calcext:value-type="float">
            <text:p>0</text:p>
          </table:table-cell>
          <table:table-cell table:formula="of:=[$cylinder.C4]" office:value-type="float" office:value="0.00000716666666666667" calcext:value-type="float">
            <text:p>7.16666666666667E-06</text:p>
          </table:table-cell>
          <table:table-cell table:formula="of:=[$cylinder.D4]" office:value-type="float" office:value="0" calcext:value-type="float">
            <text:p>0</text:p>
          </table:table-cell>
          <table:table-cell table:formula="of:=[$cylinder.D5]" office:value-type="float" office:value="0.00001225" calcext:value-type="float">
            <text:p>1.225E-05</text:p>
          </table:table-cell>
          <table:table-cell table:formula="of:=COM.MICROSOFT.CONCAT(&quot;&lt;inertia ixx=&quot;&quot;&quot;;[.C9];&quot;&quot;&quot; ixy=&quot;&quot;&quot;; [.D9]; &quot;&quot;&quot; ixz=&quot;&quot;&quot;;[.E9];&quot;&quot;&quot; iyy=&quot;&quot;&quot;;[.F9]; &quot;&quot;&quot; iyz=&quot;&quot;&quot;; [.G9]; &quot;&quot;&quot; izz=&quot;&quot;&quot;;[.H9];&quot;&quot;&quot;/&gt;&quot;)" office:value-type="string" office:string-value="&lt;inertia ixx=&quot;0.00000716666666666667&quot; ixy=&quot;0&quot; ixz=&quot;0&quot; iyy=&quot;0.00000716666666666667&quot; iyz=&quot;0&quot; izz=&quot;0.00001225&quot;/&gt;" calcext:value-type="string">
            <text:p>&lt;inertia ixx="0.00000716666666666667" ixy="0" ixz="0" iyy="0.00000716666666666667" iyz="0" izz="0.00001225"/&gt;</text:p>
          </table:table-cell>
        </table:table-row>
        <table:table-row table:style-name="ro1">
          <table:table-cell office:value-type="string" calcext:value-type="string">
            <text:p>radius</text:p>
          </table:table-cell>
          <table:table-cell office:value-type="float" office:value="0.035" calcext:value-type="float">
            <text:p>0.0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s</text:p>
          </table:table-cell>
          <table:table-cell office:value-type="float" office:value="0.02" calcext:value-type="float">
            <text:p>0.02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Sphe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dius</text:p>
          </table:table-cell>
          <table:table-cell office:value-type="float" office:value="0.5" calcext:value-type="float">
            <text:p>0.5</text:p>
          </table:table-cell>
          <table:table-cell table:formula="of:=[$sphere.B3]" office:value-type="float" office:value="0.05" calcext:value-type="float">
            <text:p>0.05</text:p>
          </table:table-cell>
          <table:table-cell table:formula="of:=[$sphere.C3]" office:value-type="float" office:value="0" calcext:value-type="float">
            <text:p>0</text:p>
          </table:table-cell>
          <table:table-cell table:formula="of:=[$sphere.D3]" office:value-type="float" office:value="0" calcext:value-type="float">
            <text:p>0</text:p>
          </table:table-cell>
          <table:table-cell table:formula="of:=[$sphere.C4]" office:value-type="float" office:value="0.05" calcext:value-type="float">
            <text:p>0.05</text:p>
          </table:table-cell>
          <table:table-cell table:formula="of:=[$sphere.D4]" office:value-type="float" office:value="0" calcext:value-type="float">
            <text:p>0</text:p>
          </table:table-cell>
          <table:table-cell table:formula="of:=[$sphere.D5]" office:value-type="float" office:value="0.05" calcext:value-type="float">
            <text:p>0.05</text:p>
          </table:table-cell>
          <table:table-cell table:formula="of:=COM.MICROSOFT.CONCAT(&quot;&lt;inertia ixx=&quot;&quot;&quot;;[.C15];&quot;&quot;&quot; ixy=&quot;&quot;&quot;; [.D15]; &quot;&quot;&quot; ixz=&quot;&quot;&quot;;[.E15];&quot;&quot;&quot; iyy=&quot;&quot;&quot;;[.F15]; &quot;&quot;&quot; iyz=&quot;&quot;&quot;; [.G15]; &quot;&quot;&quot; izz=&quot;&quot;&quot;;[.H15];&quot;&quot;&quot;/&gt;&quot;)" office:value-type="string" office:string-value="&lt;inertia ixx=&quot;0.05&quot; ixy=&quot;0&quot; ixz=&quot;0&quot; iyy=&quot;0.05&quot; iyz=&quot;0&quot; izz=&quot;0.05&quot;/&gt;" calcext:value-type="string">
            <text:p>&lt;inertia ixx="0.05" ixy="0" ixz="0" iyy="0.05" iyz="0" izz="0.05"/&gt;</text:p>
          </table:table-cell>
        </table:table-row>
        <table:table-row table:style-name="ro1">
          <table:table-cell office:value-type="string" calcext:value-type="string">
            <text:p>mass</text:p>
          </table:table-cell>
          <table:table-cell office:value-type="float" office:value="0.5" calcext:value-type="float">
            <text:p>0.5</text:p>
          </table:table-cell>
          <table:table-cell table:number-columns-repeated="7"/>
        </table:table-row>
      </table:table>
      <table:table table:name="box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ox inertia matri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ula from</text:p>
          </table:table-cell>
          <table:table-cell office:value-type="string" calcext:value-type="string">
            <text:p>https://en.wikipedia.org/wiki/List_of_moments_of_inertia#List_of_3D_inertia_tensors</text:p>
          </table:table-cell>
          <table:table-cell table:number-columns-repeated="2"/>
        </table:table-row>
        <table:table-row table:style-name="ro1">
          <table:table-cell/>
          <table:table-cell table:formula="of:=1/12*[$calc.B5]*(POWER([$calc.B3];2)+POWER([$calc.B4];2))" office:value-type="float" office:value="0.0000150833333333333" calcext:value-type="float">
            <text:p>1.50833333333333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1/12*[$calc.B5]*(POWER([$calc.B2];2)+POWER([$calc.B3];2))" office:value-type="float" office:value="0.000103208333333333" calcext:value-type="float">
            <text:p>0.000103208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1/12*[$calc.B5]*(POWER([$calc.B2];2)+POWER([$calc.B3];2))" office:value-type="float" office:value="0.000103208333333333" calcext:value-type="float">
            <text:p>0.000103208333333</text:p>
          </table:table-cell>
        </table:table-row>
      </table:table>
      <table:table table:name="cylinder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ylinder inertia matri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ula from</text:p>
          </table:table-cell>
          <table:table-cell office:value-type="string" calcext:value-type="string">
            <text:p>https://en.wikipedia.org/wiki/List_of_moments_of_inertia#List_of_3D_inertia_tensors</text:p>
          </table:table-cell>
          <table:table-cell table:number-columns-repeated="2"/>
        </table:table-row>
        <table:table-row table:style-name="ro1">
          <table:table-cell/>
          <table:table-cell table:formula="of:=1/12*[$calc.B11]*(3*POWER([$calc.B10];2)+POWER([$calc.B9];2))" office:value-type="float" office:value="0.00000716666666666667" calcext:value-type="float">
            <text:p>7.16666666666667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1/12*[$calc.B11]*(3*POWER([$calc.B10];2)+POWER([$calc.B9];2))" office:value-type="float" office:value="0.00000716666666666667" calcext:value-type="float">
            <text:p>7.16666666666667E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1/2*[$calc.B11]*POWER([$calc.B10];2)" office:value-type="float" office:value="0.00001225" calcext:value-type="float">
            <text:p>1.225E-05</text:p>
          </table:table-cell>
        </table:table-row>
      </table:table>
      <table:table table:name="spher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phere inertia matri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ula from</text:p>
          </table:table-cell>
          <table:table-cell office:value-type="string" calcext:value-type="string">
            <text:p>https://en.wikipedia.org/wiki/List_of_moments_of_inertia#List_of_3D_inertia_tensors</text:p>
          </table:table-cell>
          <table:table-cell table:number-columns-repeated="2"/>
        </table:table-row>
        <table:table-row table:style-name="ro1">
          <table:table-cell/>
          <table:table-cell table:formula="of:=2/5*[$calc.$B$16]*POWER([$calc.$B$15];2)"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2/5*[$calc.$B$16]*POWER([$calc.$B$15];2)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2/5*[$calc.$B$16]*POWER([$calc.$B$15];2)" office:value-type="float" office:value="0.05" calcext:value-type="float">
            <text:p>0.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30T07:44:39.056777076</meta:creation-date>
    <dc:date>2023-05-30T08:25:02.117887591</dc:date>
    <meta:editing-duration>PT6M11S</meta:editing-duration>
    <meta:editing-cycles>3</meta:editing-cycles>
    <meta:generator>LibreOffice/6.4.7.2$Linux_X86_64 LibreOffice_project/40$Build-2</meta:generator>
    <meta:document-statistic meta:table-count="4" meta:cell-count="86" meta:object-count="0"/>
  </office:meta>
</office:document-meta>
</file>